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formula="of:=0.2/SQRT(0.4*0.6/50)" office:value-type="float" office:value="2.88675134594813" calcext:value-type="float">
            <text:p>2.8867513459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Zdat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uccess</text:p>
          </table:table-cell>
          <table:table-cell office:value-type="float" office:value="85" calcext:value-type="float">
            <text:p>85</text:p>
          </table:table-cell>
          <table:table-cell/>
          <table:table-cell table:formula="of:=(([.C8]/[.C7])-[.C9])/SQRT([.C9]*(1-[.C9])/[.C7])" office:value-type="float" office:value="-0.118504708404106" calcext:value-type="float">
            <text:p>-0.11850470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</text:p>
          </table:table-cell>
          <table:table-cell office:value-type="float" office:value="0.172" calcext:value-type="float">
            <text:p>0.17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n</text:p>
          </table:table-cell>
          <table:table-cell table:formula="of:=[.C7]*[.C9]" office:value-type="float" office:value="86" calcext:value-type="float">
            <text:p>8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(1-p)</text:p>
          </table:table-cell>
          <table:table-cell table:formula="of:=[.C7]*(1-[.C9])" office:value-type="float" office:value="414" calcext:value-type="float">
            <text:p>414</text:p>
          </table:table-cell>
          <table:table-cell table:number-columns-repeated="6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6"/>
          <table:table-cell table:formula="of:=100/81" office:value-type="float" office:value="1.23456790123457" calcext:value-type="float">
            <text:p>1.2345679012</text:p>
          </table:table-cell>
          <table:table-cell table:number-columns-repeated="2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8"/>
          <table:table-cell table:formula="of:=2.5^2/3.5^2" office:value-type="float" office:value="0.510204081632653" calcext:value-type="float">
            <text:p>0.5102040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6-05T14:53:03.171481585</meta:creation-date>
    <dc:date>2016-06-05T16:56:19.485387773</dc:date>
    <dc:creator>otto </dc:creator>
    <meta:editing-duration>PT18M17S</meta:editing-duration>
    <meta:editing-cycles>1</meta:editing-cycles>
    <meta:document-statistic meta:table-count="1" meta:cell-count="15" meta:object-count="0"/>
    <meta:generator>LibreOffice/4.2.8.2$Linux_X86_64 LibreOffice_project/420m0$Build-2</meta:generator>
  </office:meta>
</office:document-meta>
</file>